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GB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GB"/>
    </style:style>
    <style:style style:name="P3" style:family="paragraph" style:parent-style-name="Header">
      <style:text-properties fo:language="en" fo:country="GB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officeooo:paragraph-rsid="000af38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 fo:font-weight="bold" officeooo:paragraph-rsid="000af38b" style:font-weight-asian="bold" style:font-weight-complex="bold"/>
    </style:style>
    <style:style style:name="P9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fo:font-weight="bold" officeooo:paragraph-rsid="000bf9e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GB" officeooo:paragraph-rsid="000bf9e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GB" officeooo:rsid="000af38b" officeooo:paragraph-rsid="000af38b"/>
    </style:style>
    <style:style style:name="P12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style:text-underline-style="none" fo:font-weight="bold" officeooo:paragraph-rsid="000c8dd8" style:font-weight-asian="bold" style:font-weight-complex="bold"/>
    </style:style>
    <style:style style:name="P13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style:text-underline-style="none" fo:font-weight="normal" officeooo:paragraph-rsid="000bf9ed" style:font-weight-asian="normal" style:font-weight-complex="normal"/>
    </style:style>
    <style:style style:name="P14" style:family="paragraph" style:parent-style-name="Standard">
      <style:text-properties fo:language="en" fo:country="GB"/>
    </style:style>
    <style:style style:name="P15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officeooo:paragraph-rsid="000bf9ed"/>
    </style:style>
    <style:style style:name="P16" style:family="paragraph" style:parent-style-name="Titulo">
      <style:text-properties fo:language="en" fo:country="GB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5d9d5"/>
    </style:style>
    <style:style style:name="P18" style:family="paragraph" style:parent-style-name="Titulo">
      <style:text-properties fo:font-variant="normal" fo:text-transform="none" fo:language="en" fo:country="GB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5d9d5" style:text-blinking="false" fo:background-color="transparent" loext:padding="0cm" loext:border="none"/>
    </style:style>
    <style:style style:name="P23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5d9d5" style:font-size-asian="24pt" style:font-weight-asian="bold" style:font-size-complex="24pt" style:font-weight-complex="bold"/>
    </style:style>
    <style:style style:name="P25" style:family="paragraph" style:parent-style-name="Standard">
      <style:text-properties style:font-name="Calibri" fo:font-size="12pt" fo:language="en" fo:country="GB" officeooo:paragraph-rsid="0015d9d5" style:font-size-asian="12pt" style:font-size-complex="12pt"/>
    </style:style>
    <style:style style:name="P2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5d9d5" style:font-size-asian="12pt" style:font-size-complex="12pt"/>
    </style:style>
    <style:style style:name="P27" style:family="paragraph" style:parent-style-name="Standard">
      <style:text-properties style:font-name="Calibri" fo:font-size="12pt" officeooo:paragraph-rsid="0015d9d5" style:font-size-asian="12pt" style:font-size-complex="12pt"/>
    </style:style>
    <style:style style:name="P28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30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31" style:family="paragraph" style:parent-style-name="Standard">
      <style:text-properties officeooo:paragraph-rsid="0015d9d5"/>
    </style:style>
    <style:style style:name="P32" style:family="paragraph" style:parent-style-name="Heading_20_1">
      <style:text-properties fo:language="en" fo:country="GB"/>
    </style:style>
    <style:style style:name="P33" style:family="paragraph" style:parent-style-name="Heading_20_2">
      <style:text-properties fo:language="en" fo:country="GB"/>
    </style:style>
    <style:style style:name="P34" style:family="paragraph" style:parent-style-name="Standard" style:master-page-name="First_20_Page">
      <style:paragraph-properties style:page-number="auto"/>
      <style:text-properties officeooo:paragraph-rsid="0015d9d5"/>
    </style:style>
    <style:style style:name="P35" style:family="paragraph" style:parent-style-name="Standard" style:master-page-name="Index">
      <style:paragraph-properties style:page-number="auto"/>
      <style:text-properties fo:language="en" fo:country="GB"/>
    </style:style>
    <style:style style:name="P36" style:family="paragraph" style:parent-style-name="Standard" style:master-page-name="Standard">
      <style:paragraph-properties style:page-number="auto"/>
      <style:text-properties fo:language="en" fo:country="GB"/>
    </style:style>
    <style:style style:name="P37" style:family="paragraph" style:parent-style-name="Standard">
      <style:text-properties fo:language="en" fo:country="GB"/>
    </style:style>
    <style:style style:name="P38" style:family="paragraph" style:parent-style-name="Text_20_body" style:list-style-name="L1">
      <style:text-properties fo:language="en" fo:country="GB"/>
    </style:style>
    <style:style style:name="P39" style:family="paragraph" style:parent-style-name="Text_20_body" style:list-style-name="L1">
      <style:text-properties fo:language="en" fo:country="GB" officeooo:paragraph-rsid="000bf9ed"/>
    </style:style>
    <style:style style:name="P40" style:family="paragraph" style:parent-style-name="Text_20_body" style:list-style-name="L1">
      <style:text-properties fo:language="en" fo:country="GB" officeooo:rsid="000a32f2" officeooo:paragraph-rsid="000bf9ed"/>
    </style:style>
    <style:style style:name="P41" style:family="paragraph" style:parent-style-name="Text_20_body" style:list-style-name="L1">
      <style:text-properties fo:language="en" fo:country="GB" officeooo:rsid="000adb32" officeooo:paragraph-rsid="000bf9ed"/>
    </style:style>
    <style:style style:name="P42" style:family="paragraph" style:parent-style-name="Text_20_body" style:list-style-name="L2" style:master-page-name="">
      <style:paragraph-properties fo:margin-top="0.101cm" fo:margin-bottom="0.109cm" style:contextual-spacing="false" fo:text-align="justify" style:justify-single-word="false" style:page-number="auto" style:shadow="none"/>
      <style:text-properties fo:language="en" fo:country="GB"/>
    </style:style>
    <style:style style:name="P43" style:family="paragraph" style:parent-style-name="Text_20_body" style:list-style-name="L2">
      <style:text-properties fo:language="en" fo:country="GB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language="en" fo:country="GB" fo:font-weight="bold" officeooo:paragraph-rsid="000af38b" style:font-weight-asian="bold"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7cb0a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f38b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5d9d5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5d9d5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text-underline-style="solid" style:text-underline-width="auto" style:text-underline-color="font-color" fo:font-weight="bold" officeooo:rsid="000bf9e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0bf9e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a32f2"/>
    </style:style>
    <style:style style:name="T19" style:family="text">
      <style:text-properties officeooo:rsid="000adb32"/>
    </style:style>
    <style:style style:name="T20" style:family="text">
      <style:text-properties officeooo:rsid="000af38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af38b" style:font-weight-asian="normal" style:font-weight-complex="normal"/>
    </style:style>
    <style:style style:name="T23" style:family="text">
      <style:text-properties fo:font-weight="normal" officeooo:rsid="000c8dd8" style:font-weight-asian="normal" style:font-weight-complex="normal"/>
    </style:style>
    <style:style style:name="T24" style:family="text">
      <style:text-properties fo:font-weight="normal" officeooo:rsid="00167ad5" style:font-weight-asian="normal" style:font-weight-complex="normal"/>
    </style:style>
    <style:style style:name="T25" style:family="text">
      <style:text-properties officeooo:rsid="000bf9ed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bold" officeooo:rsid="000bf9ed" style:font-weight-asian="bold" style:font-weight-complex="bold"/>
    </style:style>
    <style:style style:name="T28" style:family="text">
      <style:text-properties officeooo:rsid="000c8dd8"/>
    </style:style>
    <style:style style:name="T2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0" style:family="text">
      <style:text-properties fo:color="#1155cc" loext:opacity="100%" style:text-underline-style="solid" style:text-underline-width="auto" style:text-underline-color="font-color"/>
    </style:style>
    <style:style style:name="T31" style:family="text">
      <style:text-properties officeooo:rsid="002332ea"/>
    </style:style>
    <style:style style:name="T3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3"/>
          <text:p text:style-name="P23"><text:user-field-get text:name="Modulo">Computer Systems</text:user-field-get></text:p>
          <text:p text:style-name="P23">CFGS DAW</text:p>
        </draw:text-box>
      </draw:frame>
      <text:p text:style-name="P34"/>
      <text:p text:style-name="P31"/>
      <text:p text:style-name="P31"/>
      <text:p text:style-name="P31"/>
      <text:p text:style-name="P24"><text:span text:style-name="T8">Computer Systems – </text:span><text:span text:style-name="T9">Activities </text:span><text:span text:style-name="T10">3 solutions</text:span><text:span text:style-name="T11"><text:line-break/></text:span><text:span text:style-name="T12">UD </text:span><text:span text:style-name="T13">1</text:span><text:span text:style-name="T12">0. </text:span><text:span text:style-name="T29"><text:user-field-get text:name="Tema">Linux</text:user-field-get></text:span></text:p>
      <text:p text:style-name="P22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20">Sergio García / Alfredo Oltra</text:p>
      <text:p text:style-name="P1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0">s</text:span></text:a></text:p>
      <text:p text:style-name="P17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21">20<text:span text:style-name="T31">22</text:span>/20<text:span text:style-name="T32">2</text:span><text:span text:style-name="T31">3</text:span></text:p>
      <text:p text:style-name="P26"><text:tab/><text:tab/><text:tab/><text:tab/><text:tab/><text:tab/><text:tab/><text:tab/><text:tab/><text:tab/>Versión:<text:date style:data-style-name="N105" text:date-value="2022-07-25T17:05:28.108999924">220725</text:date>.<text:time style:data-style-name="N104" text:time-value="2022-07-25T17:05:28.108999924">1705</text:time></text:p>
      <text:p text:style-name="P27"/>
      <text:p text:style-name="P25"/>
      <text:p text:style-name="P35"/>
      <text:p text:style-name="P30">Licencia</text:p>
      <text:p text:style-name="P14"/>
      <text:p text:style-name="P29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30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6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5"/>
      <text:p text:style-name="P6"><text:span text:style-name="T4"> </text:span>Atención. Hace referencia a un tipo de actividad donde los alumnos suelen cometer equivocaciones. </text:p>
      <text:p text:style-name="P6"/>
      <text:p text:style-name="P6"/>
      <text:h text:style-name="P32" text:outline-level="1" text:is-list-header="true"/>
      <text:p text:style-name="P14"/>
      <text:p text:style-name="P14"/>
      <text:p text:style-name="P14"/>
      <text:p text:style-name="P36"/>
      <text:p text:style-name="P16">UD0<text:user-field-get text:name="NumeroTema">10</text:user-field-get>. <text:user-field-get text:name="Tema">Linux</text:user-field-get></text:p>
      <text:p text:style-name="P18">Activities 3</text:p>
      <text:h text:style-name="P33" text:outline-level="2">Activity 4</text:h>
      <text:p text:style-name="P5"><text:span text:style-name="T4"></text:span>Solves those exercises using grep. grep. Note: you can chain <text:span text:style-name="T17">grep</text:span> commands using | redirector.</text:p>
      <text:list xml:id="list732133529" text:style-name="L1">
        <text:list-item>
          <text:p text:style-name="P38">Show all lines of file <text:span text:style-name="T17">list.xt</text:span> that contain <text:span text:style-name="T17">lib</text:span>.</text:p>
          <text:p text:style-name="P38"><text:span text:style-name="T15">Solution:</text:span><text:span text:style-name="T27"> </text:span><text:span text:style-name="T25">g</text:span>rep "<text:span text:style-name="T18">lib</text:span>" <text:span text:style-name="T18">list.xt</text:span> </text:p>
        </text:list-item>
        <text:list-item>
          <text:p text:style-name="P38">Show how many lines contain <text:span text:style-name="T17">mp3</text:span> in <text:span text:style-name="T17">list.txt</text:span>.</text:p>
          <text:p text:style-name="P40"><text:span text:style-name="T15">Solution:</text:span><text:span text:style-name="T27"> </text:span>grep mp3 list.txt | wc -l</text:p>
        </text:list-item>
        <text:list-item>
          <text:p text:style-name="P38">Show files inside <text:span text:style-name="T17">/etc</text:span> directory that contain <text:span text:style-name="T17">host</text:span> string inside.</text:p>
          <text:p text:style-name="P40"><text:span text:style-name="T15">Solution:</text:span><text:span text:style-name="T27"> </text:span>grep -<text:span text:style-name="T19">r host /etc</text:span></text:p>
        </text:list-item>
        <text:list-item>
          <text:p text:style-name="P38">Show all lines of file <text:span text:style-name="T17">list.xt</text:span> that not contains <text:span text:style-name="T17">a</text:span> (uppercase or lowercase).</text:p>
          <text:p text:style-name="P41"><text:span text:style-name="T15">Solution:</text:span><text:span text:style-name="T27"> </text:span>grep -vi *<text:span text:style-name="T20">a*</text:span><text:span text:style-name="T22"> list.txt</text:span></text:p>
        </text:list-item>
        <text:list-item>
          <text:p text:style-name="P38">Show all lines of file <text:span text:style-name="T17">list.xt</text:span> that not contains <text:span text:style-name="T17">a</text:span> (uppercase or lowercase) and contains <text:span text:style-name="T17">m</text:span> (lowercase).</text:p>
          <text:p text:style-name="P39"><text:span text:style-name="T15">Solution:</text:span><text:span text:style-name="T27"> </text:span><text:span text:style-name="T19">grep -vi *a*</text:span><text:span text:style-name="T22"> list.txt | grep I *m*</text:span></text:p>
        </text:list-item>
      </text:list>
      <text:h text:style-name="P33" text:outline-level="2">Activity 6</text:h>
      <text:list xml:id="list3996481492" text:style-name="L2">
        <text:list-item>
          <text:p text:style-name="P42">Using <text:span text:style-name="T17">setUid</text:span> bit and supposing that temporally (something like 1 hour) you have access to a machine as root and in that machine you have an user called <text:span text:style-name="T17">alumno</text:span> without sudoer permissions.</text:p>
          <text:list>
            <text:list-header>
              <text:p text:style-name="P43">How can we use <text:span text:style-name="T17">setUid</text:span> bit to create a backdoor? </text:p>
              <text:p text:style-name="P43">CLUE: file <text:span text:style-name="T17">/bin/sh</text:span> could be useful.</text:p>
            </text:list-header>
          </text:list>
        </text:list-item>
      </text:list>
      <text:p text:style-name="P8"><text:tab/><text:tab/><text:span text:style-name="T16">Solution</text:span></text:p>
      <text:p text:style-name="P8"><text:span text:style-name="T20"><text:tab/><text:tab/>AS root:</text:span></text:p>
      <text:p text:style-name="P11"><text:tab/><text:tab/>cd $HOME</text:p>
      <text:p text:style-name="P11"><text:tab/><text:tab/>cp /bin/sh ./</text:p>
      <text:p text:style-name="P7"><text:tab/><text:tab/><text:span text:style-name="T20">chown root ./sh</text:span></text:p>
      <text:p text:style-name="P7"><text:tab/><text:tab/><text:span text:style-name="T20">chmod 4777 ./sh</text:span></text:p>
      <text:p text:style-name="P7"><text:tab/><text:tab/><text:span text:style-name="T25">Now we have created the backdoor</text:span></text:p>
      <text:p text:style-name="P10"><text:tab/><text:tab/><text:span text:style-name="T6">AS myuser:</text:span></text:p>
      <text:p text:style-name="P7"><text:tab/><text:tab/><text:span text:style-name="T20">Simply run “./sh” and you will be root (you can check it with id command)</text:span></text:p>
      <text:p text:style-name="P6"><text:tab/></text:p>
      <text:p text:style-name="P6"/>
      <text:list xml:id="list170529901493520" text:continue-numbering="true" text:style-name="L2">
        <text:list-item>
          <text:p text:style-name="P42"><text:soft-page-break/>How can we detect that kind of backdoors on our system? What kind of measures can we take to be safe against this kind of attack?</text:p>
        </text:list-item>
      </text:list>
      <text:p text:style-name="P9"><text:tab/><text:span text:style-name="T16">Solution</text:span></text:p>
      <text:p text:style-name="P13"><text:tab/><text:span text:style-name="T28">With:</text:span></text:p>
      <text:p text:style-name="P15"><text:span text:style-name="T26"><text:tab/></text:span>find / -path /proc -prune -o -type f -perm +4000 -ls <text:span text:style-name="T28">&gt; listado.txt</text:span></text:p>
      <text:p text:style-name="P13"><text:tab/><text:span text:style-name="T28">We can obtain all the files with setUID bit active. If the list changes, maybe a new setUID file <text:tab/>has been created.</text:span></text:p>
      <text:p text:style-name="P12"><text:span text:style-name="T21"><text:tab/></text:span><text:span text:style-name="T23">Also we can use software for “system integrity” </text:span><text:span text:style-name="T24">like </text:span><text:a xlink:type="simple" xlink:href="http://www.ossec.net/" text:style-name="Internet_20_link" text:visited-style-name="Visited_20_Internet_20_Link"><text:span text:style-name="T28">http://www.ossec.net/</text:span></text:a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GB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GB"/>
    </style:style>
    <style:style style:name="MP3" style:family="paragraph" style:parent-style-name="Header">
      <style:text-properties fo:language="en" fo:country="GB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7cb0a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6H29M14S</meta:editing-duration>
    <meta:editing-cycles>45</meta:editing-cycles>
    <meta:generator>LibreOffice/7.3.2.2$Windows_X86_64 LibreOffice_project/49f2b1bff42cfccbd8f788c8dc32c1c309559be0</meta:generator>
    <meta:initial-creator>Alfredo Oltra Orengo</meta:initial-creator>
    <dc:date>2022-07-25T17:05:27.937000000</dc:date>
    <meta:document-statistic meta:table-count="0" meta:image-count="1" meta:object-count="0" meta:page-count="4" meta:paragraph-count="53" meta:word-count="430" meta:character-count="2569" meta:non-whitespace-character-count="2147"/>
  </office:meta>
</office:document-meta>
</file>